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40B08AAA25.png" manifest:media-type=""/>
  <manifest:file-entry manifest:full-path="Pictures/10000000000001E0000001408DA0F7D0.png" manifest:media-type=""/>
  <manifest:file-entry manifest:full-path="Pictures/10000000000001E00000014037793FF6.png" manifest:media-type=""/>
  <manifest:file-entry manifest:full-path="Pictures/10000000000001E00000014015E8AC26.png" manifest:media-type=""/>
  <manifest:file-entry manifest:full-path="Pictures/10000000000001E00000014029723D9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1E00000014029723D91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1E00000014015E8AC26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1E00000014037793FF6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1E0000001408DA0F7D0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1E000000140B08AAA25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35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4:55:22.311861192</dc:date>
    <meta:editing-duration>PT47M9S</meta:editing-duration>
    <meta:editing-cycles>19</meta:editing-cycles>
    <meta:generator>LibreOffice/4.1.5.3$Linux_X86_64 LibreOffice_project/410m0$Build-3</meta:generator>
    <meta:document-statistic meta:object-count="30"/>
  </office:meta>
</office:document-meta>
</file>